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officeooo:rsid="001a71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d4d4d4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c586c0" loext:opacity="100%"/>
    </style:style>
    <style:style style:name="T12" style:family="text">
      <style:text-properties fo:color="#b5cea8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d7ba7d" loext:opacity="100%"/>
    </style:style>
    <style:style style:name="T15" style:family="text">
      <style:text-properties officeooo:rsid="001dbf6a"/>
    </style:style>
    <style:style style:name="T16" style:family="text">
      <style:text-properties officeooo:rsid="001f4e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6.<text:span text:style-name="T16">3</text:span></text:p>
      <text:p text:style-name="P3"/>
      <text:p text:style-name="P3">Тема: <text:span text:style-name="T2">закрепить усвоенные знания, понятия, алгоритмы, основные принципы составления</text:span></text:p>
      <text:p text:style-name="P4">программ, приобрести навыки составление программ циклической структуры в IDE</text:p>
      <text:p text:style-name="P4">PyCharm Community.</text:p>
      <text:p text:style-name="P4"/>
      <text:p text:style-name="P4"/>
      <text:p text:style-name="P3">Постановка задачи.</text:p>
      <text:p text:style-name="P3"/>
      <text:p text:style-name="P8">Дан список размера N. Переставить в обратном порядке элементы списка,</text:p>
      <text:p text:style-name="P8">расположенные между его минимальным и максимальным элементами, включая</text:p>
      <text:p text:style-name="P8">минимальный и максимальный элементы.</text:p>
      <text:p text:style-name="P8"/>
      <text:p text:style-name="P3"/>
      <text:p text:style-name="P3"/>
      <text:p text:style-name="P3">Текст программы:</text:p>
      <text:p text:style-name="P3"/>
      <text:p text:style-name="P6"><text:span text:style-name="T3">sp</text:span> <text:span text:style-name="T6">=</text:span> []</text:p>
      <text:p text:style-name="P5"><text:span text:style-name="T3">sp_reversed</text:span> <text:span text:style-name="T6">=</text:span> []</text:p>
      <text:p text:style-name="P10"/>
      <text:p text:style-name="P5"><text:span text:style-name="T13">def</text:span> <text:span text:style-name="T8">create_list</text:span>(<text:span text:style-name="T3">i</text:span>):</text:p>
      <text:p text:style-name="P5"><text:span text:style-name="T11">try</text:span>:</text:p>
      <text:p text:style-name="P5"><text:span text:style-name="T3">sp</text:span>.<text:span text:style-name="T8">append</text:span>(<text:span text:style-name="T7">int</text:span>(<text:span text:style-name="T8">input</text:span>(<text:span text:style-name="T13">f</text:span><text:span text:style-name="T10">'Введите </text:span><text:span text:style-name="T13">{</text:span><text:span text:style-name="T3">i</text:span><text:span text:style-name="T13">}</text:span><text:span text:style-name="T10"> й элемент списка: '</text:span>)))</text:p>
      <text:p text:style-name="P5"><text:span text:style-name="T11">except</text:span>:</text:p>
      <text:p text:style-name="P5"><text:span text:style-name="T8">print</text:span>(<text:span text:style-name="T10">'Элемент списка должен быть целым чилом!'</text:span>)</text:p>
      <text:p text:style-name="P5"><text:span text:style-name="T8">create_list</text:span>(<text:span text:style-name="T3">i</text:span>)</text:p>
      <text:p text:style-name="P9"/>
      <text:p text:style-name="P5"><text:span text:style-name="T11">for</text:span> <text:span text:style-name="T3">i</text:span> <text:span text:style-name="T11">in</text:span> <text:span text:style-name="T7">range</text:span>(<text:span text:style-name="T7">int</text:span>(<text:span text:style-name="T8">input</text:span>(<text:span text:style-name="T10">'Введите размер списка: '</text:span>))):</text:p>
      <text:p text:style-name="P5"><text:span text:style-name="T8">create_list</text:span>(<text:span text:style-name="T3">i</text:span>)</text:p>
      <text:p text:style-name="P9"/>
      <text:p text:style-name="P5"><text:span text:style-name="T3">max_num</text:span> <text:span text:style-name="T6">=</text:span> <text:span text:style-name="T8">max</text:span>(<text:span text:style-name="T3">sp</text:span>)</text:p>
      <text:p text:style-name="P5"><text:span text:style-name="T3">index_max_num</text:span> <text:span text:style-name="T6">=</text:span> <text:span text:style-name="T12">0</text:span></text:p>
      <text:p text:style-name="P5"><text:span text:style-name="T3">min_num</text:span> <text:span text:style-name="T6">=</text:span> <text:span text:style-name="T8">min</text:span>(<text:span text:style-name="T3">sp</text:span>)</text:p>
      <text:p text:style-name="P5"><text:span text:style-name="T3">index_min_num</text:span> <text:span text:style-name="T6">=</text:span> <text:span text:style-name="T12">0</text:span></text:p>
      <text:p text:style-name="P9"/>
      <text:p text:style-name="P5"><text:span text:style-name="T11">for</text:span> <text:span text:style-name="T3">i</text:span>, <text:span text:style-name="T3">j</text:span> <text:span text:style-name="T11">in</text:span> <text:span text:style-name="T7">enumerate</text:span>(<text:span text:style-name="T3">sp</text:span>):</text:p>
      <text:p text:style-name="P9"/>
      <text:p text:style-name="P5"><text:span text:style-name="T11">if</text:span> <text:span text:style-name="T3">j</text:span> <text:span text:style-name="T6">==</text:span> <text:span text:style-name="T3">max_num</text:span>:</text:p>
      <text:p text:style-name="P5"><text:span text:style-name="T3">index_max_num</text:span> <text:span text:style-name="T6">=</text:span> <text:span text:style-name="T3">i</text:span></text:p>
      <text:p text:style-name="P5"><text:span text:style-name="T11">if</text:span> <text:span text:style-name="T3">j</text:span> <text:span text:style-name="T6">==</text:span> <text:span text:style-name="T3">min_num</text:span>:</text:p>
      <text:p text:style-name="P5"><text:span text:style-name="T3">index_min_num</text:span> <text:span text:style-name="T6">=</text:span> <text:span text:style-name="T3">i</text:span></text:p>
      <text:p text:style-name="P9"/>
      <text:p text:style-name="P5"><text:span text:style-name="T11">if</text:span> <text:span text:style-name="T3">index_max_num</text:span> <text:span text:style-name="T6">&lt;=</text:span> <text:span text:style-name="T8">len</text:span>(<text:span text:style-name="T3">sp</text:span>)<text:span text:style-name="T6">-</text:span><text:span text:style-name="T12">1</text:span>:</text:p>
      <text:p text:style-name="P5"><text:span text:style-name="T3">part_of_sp</text:span> <text:span text:style-name="T6">=</text:span> <text:span text:style-name="T3">sp</text:span>[<text:span text:style-name="T3">index_min_num</text:span>:<text:span text:style-name="T3">index_max_num</text:span><text:span text:style-name="T6">+</text:span><text:span text:style-name="T12">1</text:span>:]</text:p>
      <text:p text:style-name="P5"><text:span text:style-name="T3">sp_reversed</text:span> <text:span text:style-name="T6">=</text:span> <text:span text:style-name="T3">sp</text:span>[:<text:span text:style-name="T3">index_min_num</text:span>:]<text:span text:style-name="T6">+</text:span><text:span text:style-name="T3">part_of_sp</text:span>[::<text:span text:style-name="T6">-</text:span><text:span text:style-name="T12">1</text:span>]<text:span text:style-name="T6">+</text:span><text:span text:style-name="T3">sp</text:span>[<text:span text:style-name="T3">index_max_num</text:span><text:span text:style-name="T6">+</text:span><text:span text:style-name="T12">1</text:span>::]</text:p>
      <text:p text:style-name="P9"/>
      <text:p text:style-name="P5"><text:span text:style-name="T11">else</text:span>:</text:p>
      <text:p text:style-name="P5"><text:span text:style-name="T3">part_of_sp</text:span> <text:span text:style-name="T6">=</text:span> <text:span text:style-name="T3">sp</text:span>[<text:span text:style-name="T3">index_min_num</text:span>::]</text:p>
      <text:p text:style-name="P5"><text:soft-page-break/><text:span text:style-name="T3">sp_reversed</text:span> <text:span text:style-name="T6">=</text:span> <text:span text:style-name="T3">sp</text:span>[:<text:span text:style-name="T3">index_min_num</text:span>:]<text:span text:style-name="T6">+</text:span><text:span text:style-name="T3">part_of_sp</text:span>[::<text:span text:style-name="T6">-</text:span><text:span text:style-name="T12">1</text:span>]</text:p>
      <text:p text:style-name="P9"><text:span text:style-name="T9">print</text:span><text:span text:style-name="T5">(</text:span><text:span text:style-name="T4">sp_reversed</text:span><text:span text:style-name="T5">)</text:span></text:p>
      <text:p text:style-name="P3"/>
      <text:p text:style-name="P3"/>
      <text:p text:style-name="P3">Протокол работы программы:</text:p>
      <text:p text:style-name="P3"/>
      <text:p text:style-name="P4">Введите размер списка: 9</text:p>
      <text:p text:style-name="P4">Введите 0 й элемент списка: 2</text:p>
      <text:p text:style-name="P4">Введите 1 й элемент списка: 3</text:p>
      <text:p text:style-name="P4">Введите 2 й элемент списка: 1</text:p>
      <text:p text:style-name="P4">Введите 3 й элемент списка: 5</text:p>
      <text:p text:style-name="P4">Введите 4 й элемент списка: 2</text:p>
      <text:p text:style-name="P4">Введите 5 й элемент списка: 3</text:p>
      <text:p text:style-name="P4">Введите 6 й элемент списка: 9</text:p>
      <text:p text:style-name="P4">Введите 7 й элемент списка: 2</text:p>
      <text:p text:style-name="P4">Введите 8 й элемент списка: 3</text:p>
      <text:p text:style-name="P4">[2, 3, 9, 3, 2, 5, 1, 2, 3]</text:p>
      <text:p text:style-name="P3"/>
      <text:p text:style-name="P3"/>
      <text:p text:style-name="P3">Вывод: <text:span text:style-name="T2">в процессе выполнения практического занятия выработал(а) навыки составления</text:span></text:p>
      <text:p text:style-name="P4">программ в IDE PyCharm Community.</text:p>
      <text:p text:style-name="P4">Выполнены разработка кода, отладка, тестирование, оптимизация программного кода.</text:p>
      <text:p text:style-name="P4">Готовые программные коды выложены на GitHub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3-11-06T18:31:50.242222102</dc:date>
    <meta:editing-duration>PT14M3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232" meta:character-count="1677" meta:non-whitespace-character-count="1497"/>
  </office:meta>
</office:document-meta>
</file>